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6775845271566592067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8">You drive to a neighboring town at <text:span text:style-name="T4">7</text:span>0 mph, then immediately return at 40 mph. <text:s/>What is the average speed you traveled?</text:p>
          <text:list>
            <text:list-item>
              <text:p text:style-name="P9">51 mph</text:p>
            </text:list-item>
            <text:list-item>
              <text:p text:style-name="P8">5<text:span text:style-name="T4">5</text:span> mph</text:p>
            </text:list-item>
            <text:list-item>
              <text:p text:style-name="P9">59 mph</text:p>
            </text:list-item>
            <text:list-item>
              <text:p text:style-name="P9">63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9"><draw:image xlink:href="Pictures/10000201000000EF00000100086FBE9F.png" xlink:type="simple" xlink:show="embed" xlink:actuate="onLoad"/></draw:frame> <text:s text:c="20"/>Name:<text:tab/><text:tab/><text:date style:data-style-name="N37" text:date-value="2017-05-09T11:52:43.534459797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21S</meta:editing-duration>
    <meta:editing-cycles>24</meta:editing-cycles>
    <meta:generator>LibreOffice/4.3.7.2$Linux_X86_64 LibreOffice_project/430$Build-2</meta:generator>
    <meta:initial-creator>Jonas Williamson</meta:initial-creator>
    <dc:date>2017-05-09T11:52:43.471100977</dc:date>
    <meta:document-statistic meta:table-count="0" meta:image-count="2" meta:object-count="8" meta:page-count="1" meta:paragraph-count="28" meta:word-count="320" meta:character-count="1653" meta:non-whitespace-character-count="1328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